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7"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ipeline</text:p>
          </table:table-cell>
          <table:covered-table-cell/>
          <table:table-cell/>
          <table:table-cell office:value-type="string" calcext:value-type="string">
            <text:p>Instruction</text:p>
          </table:table-cell>
          <table:table-cell table:style-name="ce3" office:value-type="string" calcext:value-type="string" table:number-columns-spanned="2" table:number-rows-spanned="1">
            <text:p>PC Address dec/bin</text:p>
          </table:table-cell>
          <table:covered-table-cell table:style-name="ce2"/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table:style-name="ce2" office:value-type="string" calcext:value-type="string">
            <text:p>[F]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DEC2BIN([.F9]; 4)" office:value-type="string" office:string-value="0000" calcext:value-type="string">
            <text:p>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2" office:value-type="string" calcext:value-type="string">
            <text:p>[D]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DEC2BIN([.F10]; 4)" office:value-type="string" office:string-value="0001" calcext:value-type="string">
            <text:p>0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xecute</text:p>
          </table:table-cell>
          <table:table-cell table:style-name="ce2" office:value-type="string" calcext:value-type="string">
            <text:p>[E]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DEC2BIN([.F11]; 4)" office:value-type="string" office:string-value="0010" calcext:value-type="string">
            <text:p>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rite-back</text:p>
          </table:table-cell>
          <table:table-cell table:style-name="ce2" office:value-type="string" calcext:value-type="string">
            <text:p>[W]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DEC2BIN([.F12]; 4)" office:value-type="string" office:string-value="0011" calcext:value-type="string">
            <text:p>0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DEC2BIN([.F13]; 4)" office:value-type="string" office:string-value="0100" calcext:value-type="string">
            <text:p>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DEC2BIN([.F14]; 4)" office:value-type="string" office:string-value="0101" calcext:value-type="string">
            <text:p>0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DEC2BIN([.F15]; 4)" office:value-type="string" office:string-value="0110" calcext:value-type="string">
            <text:p>0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DEC2BIN([.F16]; 4)" office:value-type="string" office:string-value="0111" calcext:value-type="string">
            <text:p>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formula="of:=DEC2BIN([.F17]; 4)" office:value-type="string" office:string-value="1000" calcext:value-type="string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formula="of:=DEC2BIN([.F18]; 4)" office:value-type="string" office:string-value="1001" calcext:value-type="string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formula="of:=DEC2BIN([.F19]; 4)" office:value-type="string" office:string-value="1010" calcext:value-type="string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DEC2BIN([.F20]; 4)" office:value-type="string" office:string-value="0000" calcext:value-type="string">
            <text:p>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DEC2BIN([.F21]; 4)" office:value-type="string" office:string-value="0001" calcext:value-type="string">
            <text:p>0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DEC2BIN([.F22]; 4)" office:value-type="string" office:string-value="0000" calcext:value-type="string">
            <text:p>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DEC2BIN([.F23]; 4)" office:value-type="string" office:string-value="0001" calcext:value-type="string">
            <text:p>0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DEC2BIN([.F24]; 4)" office:value-type="string" office:string-value="0100" calcext:value-type="string">
            <text:p>0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DEC2BIN([.F25]; 4)" office:value-type="string" office:string-value="0101" calcext:value-type="string">
            <text:p>0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DEC2BIN([.F26]; 4)" office:value-type="string" office:string-value="0110" calcext:value-type="string">
            <text:p>0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DEC2BIN([.F27]; 4)" office:value-type="string" office:string-value="0111" calcext:value-type="string">
            <text:p>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formula="of:=DEC2BIN([.F28]; 4)" office:value-type="string" office:string-value="1000" calcext:value-type="string">
            <text:p>1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5:40:39.490552448</meta:creation-date>
    <dc:date>2023-10-02T06:11:10.131964744</dc:date>
    <meta:editing-duration>PT30M30S</meta:editing-duration>
    <meta:editing-cycles>1</meta:editing-cycles>
    <meta:document-statistic meta:table-count="1" meta:cell-count="92" meta:object-count="0"/>
    <meta:generator>LibreOffice/7.6.2.1$Linux_X86_64 LibreOffice_project/60$Build-1</meta:generator>
  </office:meta>
</office:document-meta>
</file>